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5-09-1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5-06-09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5-03-10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4-12-0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4-09-17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4-06-1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4-03-14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3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3-09-1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3-06-13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3-03-17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2-12-14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2-09-22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2-06-1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2-03-07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1-12-0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1-09-14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1-06-1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1-03-22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0-12-10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0-10-0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20-06-1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9-12-0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9-09-1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9-06-20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9-03-11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8-12-17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8-09-10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8-06-2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8-03-27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7-12-07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7-09-2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7-06-0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7-03-2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7-01-25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6-09-22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6-06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6-04-05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5-12-0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5-09-02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5-06-2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5-03-26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4-12-1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4-09-1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4-06-2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4-03-1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3-12-1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3-09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3-06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3-03-2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2-12-1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2-09-2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2-06-2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2-03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1-12-1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1-09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1-06-1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1-03-1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0-12-0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0-09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0-06-0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10-03-0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9-12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9-08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9-06-0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9-03-1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8-12-0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8-09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8-06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7-12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7-09-0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7-06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7-03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6-12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6-09-1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6-06-0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6-03-0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5-12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5-09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5-06-0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5-03-0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4-11-0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4-09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4-06-30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4-05-05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4-03-0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3-12-3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3-10-28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3-09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3-06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3-04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3-02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2-12-3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2-10-30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2-08-27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2-06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2-04-24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2-02-2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1-12-0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1-10-1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1-08-16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1-06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1-04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3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5122354301</text:p>
          </table:table-cell>
          <table:table-cell office:value-type="string" calcext:value-type="string">
            <text:p>1S/2E-29BCA2</text:p>
          </table:table-cell>
          <table:table-cell office:value-type="string" calcext:value-type="string">
            <text:p>193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6" meta:object-count="0"/>
    <meta:user-defined meta:name="AppVersion">3.0</meta:user-defined>
  </office:meta>
</office:document-meta>
</file>